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b830" officeooo:paragraph-rsid="001ab830"/>
    </style:style>
    <style:style style:name="P2" style:family="paragraph" style:parent-style-name="Standard">
      <style:text-properties fo:font-weight="bold" officeooo:rsid="001ab830" officeooo:paragraph-rsid="001ab830" style:font-weight-asian="bold" style:font-weight-complex="bold"/>
    </style:style>
    <style:style style:name="P3" style:family="paragraph" style:parent-style-name="Standard">
      <style:text-properties fo:font-size="26pt" officeooo:rsid="001ab830" officeooo:paragraph-rsid="001ab830" style:font-size-asian="26pt" style:font-size-complex="26pt"/>
    </style:style>
    <style:style style:name="P4" style:family="paragraph" style:parent-style-name="Standard">
      <style:text-properties fo:font-size="26pt" fo:font-weight="bold" officeooo:rsid="001ab830" officeooo:paragraph-rsid="001ab830" style:font-size-asian="26pt" style:font-weight-asian="bold" style:font-size-complex="2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AREA OBLIGATORIA TEMA 1</text:p>
      <text:p text:style-name="P4"/>
      <text:p text:style-name="P2">APARTADO 1</text:p>
      <text:p text:style-name="P1"/>
      <text:p text:style-name="P1">1.- ¿Cómo se accede a archivos XML con el parser SAX?</text:p>
      <text:p text:style-name="P1"/>
      <text:p text:style-name="P1">2.- ¿Qué clase está asociada a las operaciones de gestión de ficheros y directorios (por ejemplo: cración, borrado, copia, etc...)? Comenta al menos 3 de sus métodos.</text:p>
      <text:p text:style-name="P1"/>
      <text:p text:style-name="P1"/>
      <text:p text:style-name="P1"/>
      <text:p text:style-name="P2">APARTADO 2</text:p>
      <text:p text:style-name="P1"/>
      <text:p text:style-name="P1">1.- Explica que finalidad tiene este método y cómo se lleva a cabo el trabajo, principalmente lo relacionado con objetos derivados de la clase File y el tratamiento de las excepciones.</text:p>
      <text:p text:style-name="P1"/>
      <text:p text:style-name="P1">2.- ¿Cómo se accede a archivos XML con el parser SAX?</text:p>
      <text:p text:style-name="P1"/>
      <text:p text:style-name="P1">3.-Enumera y explica las diferencias más importantes entre DOM y SAX.</text:p>
      <text:p text:style-name="P1"/>
      <text:p text:style-name="P1">4.- ¿Cómo se acede a archivos XML con el parser DOM?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7T11:42:51.193000000</meta:creation-date>
    <dc:date>2024-10-17T11:47:55.308000000</dc:date>
    <meta:editing-duration>PT5M5S</meta:editing-duration>
    <meta:editing-cycles>1</meta:editing-cycles>
    <meta:document-statistic meta:table-count="0" meta:image-count="0" meta:object-count="0" meta:page-count="1" meta:paragraph-count="9" meta:word-count="110" meta:character-count="621" meta:non-whitespace-character-count="520"/>
    <meta:generator>LibreOffice/24.2.4.2$Windows_X86_64 LibreOffice_project/51a6219feb6075d9a4c46691dcfe0cd9c4fff3c2</meta:generator>
  </office:meta>
</office:document-meta>
</file>